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otumChe" svg:font-family="DotumChe"/>
    <style:font-face style:name="F" svg:font-family="" style:font-family-generic="roman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10.6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color="#000000" style:font-name="DotumChe" fo:font-size="9.5pt" fo:language="en" fo:country="US" style:font-name-asian="DotumChe" style:font-size-asian="9.5pt" style:language-asian="en" style:country-asian="US" style:font-name-complex="DotumChe" style:font-size-complex="5.40000009536743pt" style:language-complex="en" style:country-complex="US"/>
    </style:style>
    <style:style style:name="ce4" style:family="table-cell" style:parent-style-name="Default">
      <style:text-properties fo:color="#000000" style:font-name="DotumChe" fo:font-size="9.5pt" fo:language="en" fo:country="US" style:font-name-asian="DotumChe" style:font-size-asian="9.5pt" style:language-asian="en" style:country-asian="US" style:font-name-complex="DotumChe" style:font-size-complex="5.40000009536743pt" style:language-complex="en" style:country-complex="US"/>
    </style:style>
    <style:style style:name="ce5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 table:print="false">
        <table:table-column table:style-name="co2" table:default-cell-style-name="ce2"/>
        <table:table-column table:style-name="co3" table:default-cell-style-name="ce5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>
            <text:p>Report Data</text:p>
          </table:table-cell>
          <table:table-cell table:style-name="ce1"/>
          <table:table-cell table:style-name="Default" table:number-columns-repeated="1022"/>
        </table:table-row>
        <table:table-row table:style-name="ro1">
          <table:table-cell table:style-name="ce1" table:number-columns-repeated="2"/>
          <table:table-cell table:style-name="Default" table:number-columns-repeated="1022"/>
        </table:table-row>
        <table:table-row table:style-name="ro1">
          <table:table-cell table:style-name="ce1" office:value-type="string">
            <text:p>Caterory</text:p>
          </table:table-cell>
          <table:table-cell table:style-name="ce1" office:value-type="string">
            <text:p>Data Define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Description</text:p>
          </table:table-cell>
          <table:table-cell table:style-name="Default" table:number-columns-repeated="1020"/>
        </table:table-row>
        <table:table-row table:style-name="ro1">
          <table:table-cell office:value-type="string">
            <text:p>Common</text:p>
          </table:table-cell>
          <table:table-cell table:style-name="ce3" office:value-type="string">
            <text:p>measuredDate</text:p>
          </table:table-cell>
          <table:table-cell/>
          <table:table-cell office:value-type="string">
            <text:p>Date Stamp</text:p>
          </table:table-cell>
          <table:table-cell office:value-type="string">
            <text:p>원본 데이터의 생성일 즉 파일 명에 표기된 날짜와 시간.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4" office:value-type="string">
            <text:p>reportDate</text:p>
          </table:table-cell>
          <table:table-cell table:style-name="Default" office:value-type="string">
            <text:p>02/11/2017</text:p>
          </table:table-cell>
          <table:table-cell table:style-name="Default" office:value-type="string">
            <text:p>보고서 생성일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>
            <text:p>사용자 &amp; 보고서 작성자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Measurement Probe</text:p>
          </table:table-cell>
          <table:table-cell office:value-type="string">
            <text:p>probeMaker</text:p>
          </table:table-cell>
          <table:table-cell/>
          <table:table-cell office:value-type="string">
            <text:p>Mak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probeModel</text:p>
          </table:table-cell>
          <table:table-cell/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probeSerialNo</text:p>
          </table:table-cell>
          <table:table-cell/>
          <table:table-cell office:value-type="string">
            <text:p>Serial numb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beFreq</text:p>
          </table:table-cell>
          <table:table-cell/>
          <table:table-cell office:value-type="string">
            <text:p>Nominal Frequency(MHz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beShape</text:p>
          </table:table-cell>
          <table:table-cell/>
          <table:table-cell office:value-type="string">
            <text:p>Crystal shap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beSize</text:p>
          </table:table-cell>
          <table:table-cell/>
          <table:table-cell office:value-type="string">
            <text:p>Crystal size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easurement Instrument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>
            <text:p>instMaker</text:p>
          </table:table-cell>
          <table:table-cell office:value-type="string">
            <text:p>MTSUBISHI</text:p>
          </table:table-cell>
          <table:table-cell office:value-type="string">
            <text:p>Mak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stModel</text:p>
          </table:table-cell>
          <table:table-cell office:value-type="string">
            <text:p>UI-23</text:p>
          </table:table-cell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stSerialNo</text:p>
          </table:table-cell>
          <table:table-cell office:value-type="string">
            <text:p>S23130</text:p>
          </table:table-cell>
          <table:table-cell office:value-type="string">
            <text:p>Serial numb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stCalDueDate</text:p>
          </table:table-cell>
          <table:table-cell/>
          <table:table-cell office:value-type="string">
            <text:p>Cal. Due Date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easurement Conditions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>
            <text:p>condGain</text:p>
          </table:table-cell>
          <table:table-cell/>
          <table:table-cell office:value-type="string">
            <text:p>Gai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dPRF</text:p>
          </table:table-cell>
          <table:table-cell/>
          <table:table-cell office:value-type="string">
            <text:p>PRF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dMeasureBlock</text:p>
          </table:table-cell>
          <table:table-cell office:value-type="string">
            <text:p>Rompas</text:p>
          </table:table-cell>
          <table:table-cell office:value-type="string">
            <text:p>Measurement block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easurement Results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>
            <text:p>resultPeakFreq</text:p>
          </table:table-cell>
          <table:table-cell/>
          <table:table-cell office:value-type="string">
            <text:p>Peak frequency(MHz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ultCenterFreq</text:p>
          </table:table-cell>
          <table:table-cell/>
          <table:table-cell office:value-type="string">
            <text:p>Center frequency(MHz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ultBandwidth</text:p>
          </table:table-cell>
          <table:table-cell/>
          <table:table-cell office:value-type="string">
            <text:p>% Bandwidth(-6dB)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office:value-type="string">
            <text:p>Others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>
            <text:p>measuredUser</text:p>
          </table:table-cell>
          <table:table-cell table:style-name="Default" office:value-type="string">
            <text:p>박장식(L-II)</text:p>
          </table:table-cell>
          <table:table-cell table:style-name="Default" office:value-type="string">
            <text:p>Measured by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>
            <text:p>reviewedUser</text:p>
          </table:table-cell>
          <table:table-cell table:style-name="Default" office:value-type="string">
            <text:p>홍길동</text:p>
          </table:table-cell>
          <table:table-cell table:style-name="Default" office:value-type="string">
            <text:p>Q.A Reviewed by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office:value-type="string">
            <text:p>approvedUser</text:p>
          </table:table-cell>
          <table:table-cell table:style-name="Default" office:value-type="string">
            <text:p>이두연(L-III)</text:p>
          </table:table-cell>
          <table:table-cell table:style-name="Default" office:value-type="string">
            <text:p>Approved by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>
            <text:p>FFT data</text:p>
          </table:table-cell>
          <table:table-cell office:value-type="string">
            <text:p>sourceDataList</text:p>
          </table:table-cell>
          <table:table-cell table:style-name="Default" office:value-type="string">
            <text:p>list&lt;float&gt;</text:p>
          </table:table-cell>
          <table:table-cell table:style-name="Default" office:value-type="string">
            <text:p>수집된데이터</text:p>
          </table:table-cell>
          <table:table-cell table:style-name="Default" office:value-type="string">
            <text:p>원본파일에서 읽은 값, chart 생성을 위한 데이터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office:value-type="string">
            <text:p>fftDataList</text:p>
          </table:table-cell>
          <table:table-cell table:style-name="Default" office:value-type="string">
            <text:p>list&lt;float&gt;</text:p>
          </table:table-cell>
          <table:table-cell table:style-name="Default" office:value-type="string">
            <text:p>FFT 변환 결과 데이터</text:p>
          </table:table-cell>
          <table:table-cell table:style-name="Default" table:number-columns-repeated="1020"/>
        </table:table-row>
      </table:table>
      <table:table table:name="시트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otumChe" svg:font-family="DotumChe"/>
    <style:font-face style:name="F" svg:font-family="" style:font-family-generic="roman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2017-11-10</text:date>, <text:time>16:44:5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 </meta:initial-creator>
    <meta:creation-date>2017-11-08T14:26:34.91</meta:creation-date>
    <dc:date>2017-11-10T16:44:50.74</dc:date>
    <dc:creator>nova </dc:creator>
    <meta:editing-duration>PT3H50M54S</meta:editing-duration>
    <meta:editing-cycles>5</meta:editing-cycles>
    <meta:generator>OpenOffice/4.1.4$Win32 OpenOffice.org_project/414m5$Build-9788</meta:generator>
    <meta:document-statistic meta:table-count="3" meta:cell-count="71" meta:object-count="0"/>
  </office:meta>
</office:document-meta>
</file>